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3" table:number-rows-spanned="1">
            <text:p>Energia (Ha)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Ângulo (º)</text:p>
          </table:table-cell>
          <table:table-cell table:style-name="ce3" office:value-type="string" calcext:value-type="string">
            <text:p>RHF</text:p>
          </table:table-cell>
          <table:table-cell table:style-name="ce3" office:value-type="string" calcext:value-type="string">
            <text:p>RHF/MP2</text:p>
          </table:table-cell>
          <table:table-cell table:style-name="ce3" office:value-type="string" calcext:value-type="string">
            <text:p>DF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79.2330522301" calcext:value-type="float">
            <text:p>-79.2330522301</text:p>
          </table:table-cell>
          <table:table-cell office:value-type="float" office:value="-79.7685509209" calcext:value-type="float">
            <text:p>-79.768550920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79.2331406289" calcext:value-type="float">
            <text:p>-79.2331406289</text:p>
          </table:table-cell>
          <table:table-cell office:value-type="float" office:value="-79.7686297761" calcext:value-type="float">
            <text:p>-79.768629776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79.2333996119" calcext:value-type="float">
            <text:p>-79.2333996119</text:p>
          </table:table-cell>
          <table:table-cell office:value-type="float" office:value="-79.7688729681" calcext:value-type="float">
            <text:p>-79.76887296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79.2338110125" calcext:value-type="float">
            <text:p>-79.2338110125</text:p>
          </table:table-cell>
          <table:table-cell office:value-type="float" office:value="-79.7692806513" calcext:value-type="float">
            <text:p>-79.76928065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-79.2343460853" calcext:value-type="float">
            <text:p>-79.2343460853</text:p>
          </table:table-cell>
          <table:table-cell office:value-type="float" office:value="-79.7697640797" calcext:value-type="float">
            <text:p>-79.769764079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-79.2349676537" calcext:value-type="float">
            <text:p>-79.2349676537</text:p>
          </table:table-cell>
          <table:table-cell office:value-type="float" office:value="-79.7703519097" calcext:value-type="float">
            <text:p>-79.770351909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-79.2356328338" calcext:value-type="float">
            <text:p>-79.2356328338</text:p>
          </table:table-cell>
          <table:table-cell office:value-type="float" office:value="-79.7709834388" calcext:value-type="float">
            <text:p>-79.770983438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-79.2362960989" calcext:value-type="float">
            <text:p>-79.2362960989</text:p>
          </table:table-cell>
          <table:table-cell office:value-type="float" office:value="-79.7715990291" calcext:value-type="float">
            <text:p>-79.771599029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-79.2369124359" calcext:value-type="float">
            <text:p>-79.2369124359</text:p>
          </table:table-cell>
          <table:table-cell office:value-type="float" office:value="-79.772169509" calcext:value-type="float">
            <text:p>-79.77216950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79.2374403639" calcext:value-type="float">
            <text:p>-79.2374403639</text:p>
          </table:table-cell>
          <table:table-cell office:value-type="float" office:value="-79.237440364" calcext:value-type="float">
            <text:p>-79.237440364</text:p>
          </table:table-cell>
          <table:table-cell office:value-type="float" office:value="-79.7726808188" calcext:value-type="float">
            <text:p>-79.772680818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-79.2378446214" calcext:value-type="float">
            <text:p>-79.2378446214</text:p>
          </table:table-cell>
          <table:table-cell office:value-type="float" office:value="-79.7730441316" calcext:value-type="float">
            <text:p>-79.773044131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-79.2380983762" calcext:value-type="float">
            <text:p>-79.2380983762</text:p>
          </table:table-cell>
          <table:table-cell office:value-type="float" office:value="-79.773288477" calcext:value-type="float">
            <text:p>-79.77328847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-79.2381848616" calcext:value-type="float">
            <text:p>-79.2381848616</text:p>
          </table:table-cell>
          <table:table-cell office:value-type="float" office:value="-79.7733743834" calcext:value-type="float">
            <text:p>-79.7733743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22:57:08.882416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ar Pratapsi</meta:initial-creator>
    <meta:creation-date>2016-03-11T22:52:08.029611322</meta:creation-date>
    <dc:date>2016-03-11T22:58:07.259771275</dc:date>
    <dc:creator>Sagar Pratapsi</dc:creator>
    <meta:editing-duration>PT5M44S</meta:editing-duration>
    <meta:editing-cycles>3</meta:editing-cycles>
    <meta:generator>LibreOffice/5.0.3.2$Linux_X86_64 LibreOffice_project/00m0$Build-2</meta:generator>
    <meta:document-statistic meta:table-count="1" meta:cell-count="57" meta:object-count="0"/>
  </office:meta>
</office:document-meta>
</file>